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XD6WAY05kAUJ3HIQ9JG_RMYWOg8FGqQtUwdj7UGgldPzM8DsuYhBlBc4GjcmjdXRZDE4FFVpDFBLB2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32:12.681024669</meta:creation-date>
    <dc:date>2025-01-17T15:34:00.985309708</dc:date>
    <meta:editing-duration>PT1M51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7.3.7.2$Linux_X86_64 LibreOffice_project/30$Build-2</meta:generator>
  </office:meta>
</office:document-meta>
</file>